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4" table:style-name="ta1">
        <table:shapes>
          <draw:frame draw:z-index="0" draw:style-name="gr1" draw:text-style-name="P1" svg:width="159.99mm" svg:height="89.99mm" svg:x="123.01mm" svg:y="1mm">
            <loext:p draw:notify-on-update-of-ranges="test274.G1:test274.G1 test274.G2:test274.G43 test274.C1:test274.C1 test274.C2:test274.C43 test274.G1:test274.G1 test274.G2:test274.G43 test274.D1:test274.D1 test274.D2:test274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06</text:p>
          </table:table-cell>
          <table:table-cell office:value-type="float" office:value="0.131597" calcext:value-type="float">
            <text:p>0.13159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07</text:p>
          </table:table-cell>
          <table:table-cell office:value-type="float" office:value="0.031904" calcext:value-type="float">
            <text:p>0.03190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08</text:p>
          </table:table-cell>
          <table:table-cell office:value-type="float" office:value="0.021918" calcext:value-type="float">
            <text:p>0.02191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09</text:p>
          </table:table-cell>
          <table:table-cell office:value-type="float" office:value="0.014181" calcext:value-type="float">
            <text:p>0.01418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0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1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2</text:p>
          </table:table-cell>
          <table:table-cell office:value-type="float" office:value="0.010539" calcext:value-type="float">
            <text:p>0.01053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3</text:p>
          </table:table-cell>
          <table:table-cell office:value-type="float" office:value="0.013742" calcext:value-type="float">
            <text:p>0.01374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4</text:p>
          </table:table-cell>
          <table:table-cell office:value-type="float" office:value="0.010828" calcext:value-type="float">
            <text:p>0.01082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5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6</text:p>
          </table:table-cell>
          <table:table-cell office:value-type="float" office:value="0.013995" calcext:value-type="float">
            <text:p>0.01399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368" calcext:value-type="float">
            <text:p>336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7</text:p>
          </table:table-cell>
          <table:table-cell office:value-type="float" office:value="0.010212" calcext:value-type="float">
            <text:p>0.01021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8</text:p>
          </table:table-cell>
          <table:table-cell office:value-type="float" office:value="0.012959" calcext:value-type="float">
            <text:p>0.01295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421" calcext:value-type="float">
            <text:p>34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19</text:p>
          </table:table-cell>
          <table:table-cell office:value-type="float" office:value="0.019823" calcext:value-type="float">
            <text:p>0.01982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0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49" calcext:value-type="float">
            <text:p>33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1</text:p>
          </table:table-cell>
          <table:table-cell office:value-type="float" office:value="0.020193" calcext:value-type="float">
            <text:p>0.02019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2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3</text:p>
          </table:table-cell>
          <table:table-cell office:value-type="float" office:value="0.019486" calcext:value-type="float">
            <text:p>0.01948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4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5</text:p>
          </table:table-cell>
          <table:table-cell office:value-type="float" office:value="0.020179" calcext:value-type="float">
            <text:p>0.02017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7</text:p>
          </table:table-cell>
          <table:table-cell office:value-type="float" office:value="0.059864" calcext:value-type="float">
            <text:p>0.0598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8</text:p>
          </table:table-cell>
          <table:table-cell office:value-type="float" office:value="0.04343" calcext:value-type="float">
            <text:p>0.0434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29</text:p>
          </table:table-cell>
          <table:table-cell office:value-type="float" office:value="0.047145" calcext:value-type="float">
            <text:p>0.04714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0</text:p>
          </table:table-cell>
          <table:table-cell office:value-type="float" office:value="0.051725" calcext:value-type="float">
            <text:p>0.05172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1</text:p>
          </table:table-cell>
          <table:table-cell office:value-type="float" office:value="0.026022" calcext:value-type="float">
            <text:p>0.0260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73" calcext:value-type="float">
            <text:p>337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2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3</text:p>
          </table:table-cell>
          <table:table-cell office:value-type="float" office:value="0.016663" calcext:value-type="float">
            <text:p>0.01666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4</text:p>
          </table:table-cell>
          <table:table-cell office:value-type="float" office:value="0.048393" calcext:value-type="float">
            <text:p>0.04839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5</text:p>
          </table:table-cell>
          <table:table-cell office:value-type="float" office:value="0.050274" calcext:value-type="float">
            <text:p>0.05027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6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7</text:p>
          </table:table-cell>
          <table:table-cell office:value-type="float" office:value="0.07236" calcext:value-type="float">
            <text:p>0.07236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8</text:p>
          </table:table-cell>
          <table:table-cell office:value-type="float" office:value="0.101777" calcext:value-type="float">
            <text:p>0.10177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42:39</text:p>
          </table:table-cell>
          <table:table-cell office:value-type="float" office:value="0.033206" calcext:value-type="float">
            <text:p>0.03320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0</text:p>
          </table:table-cell>
          <table:table-cell office:value-type="float" office:value="0.067602" calcext:value-type="float">
            <text:p>0.06760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346" calcext:value-type="float">
            <text:p>346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1</text:p>
          </table:table-cell>
          <table:table-cell office:value-type="float" office:value="0.012515" calcext:value-type="float">
            <text:p>0.01251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2</text:p>
          </table:table-cell>
          <table:table-cell office:value-type="float" office:value="0.013073" calcext:value-type="float">
            <text:p>0.01307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554" calcext:value-type="float">
            <text:p>3554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3</text:p>
          </table:table-cell>
          <table:table-cell office:value-type="float" office:value="0.011319" calcext:value-type="float">
            <text:p>0.01131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4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4058" calcext:value-type="float">
            <text:p>405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5</text:p>
          </table:table-cell>
          <table:table-cell office:value-type="float" office:value="0.076845" calcext:value-type="float">
            <text:p>0.07684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4811" calcext:value-type="float">
            <text:p>48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6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1-21</text:p>
          </table:table-cell>
          <table:table-cell office:value-type="string" calcext:value-type="string">
            <text:p>19:42:4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4:53:03.462801238</dc:date>
    <meta:editing-duration>PT9M15S</meta:editing-duration>
    <meta:editing-cycles>1</meta:editing-cycles>
    <meta:document-statistic meta:table-count="1" meta:cell-count="301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301cm" svg:y="3.782cm" style:legend-expansion="high" chart:style-name="ch2"/>
        <chart:plot-area chart:style-name="ch3" table:cell-range-address="test274.G1:test274.G43 test274.C1:test274.D43" chart:data-source-has-labels="row" svg:x="0.32cm" svg:y="0.18cm" svg:width="11.661cm" svg:height="8.64cm">
          <chartooo:coordinate-region svg:x="1.232cm" svg:y="0.354cm" svg:width="10.469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4.C2:test274.C43" chart:label-cell-address="test274.C1:test274.C1" chart:class="chart:scatter">
            <chart:domain table:cell-range-address="test274.G2:test274.G43"/>
            <chart:regression-curve chart:style-name="ch8"/>
            <chart:data-point chart:repeated="34"/>
          </chart:series>
          <chart:series chart:style-name="ch9" chart:values-cell-range-address="test274.D2:test274.D43" chart:label-cell-address="test274.D1:test274.D1" chart:class="chart:scatte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4.C1:test274.C1</svg:desc>
                </draw:g>
              </table:table-cell>
              <table:table-cell office:value-type="string">
                <text:p>xfertime</text:p>
                <draw:g>
                  <svg:desc>test274.D1:test27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test274.G2:test274.G43</svg:desc>
                </draw:g>
              </table:table-cell>
              <table:table-cell office:value-type="float" office:value="0.131597">
                <text:p>0.131597</text:p>
                <draw:g>
                  <svg:desc>test274.C2:test274.C43</svg:desc>
                </draw:g>
              </table:table-cell>
              <table:table-cell office:value-type="float" office:value="0.00014">
                <text:p>0.00014</text:p>
                <draw:g>
                  <svg:desc>test274.D2:test274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31904">
                <text:p>0.03190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21918">
                <text:p>0.02191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4181">
                <text:p>0.01418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931">
                <text:p>0.012931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0.011077">
                <text:p>0.01107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0539">
                <text:p>0.01053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3742">
                <text:p>0.01374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0828">
                <text:p>0.01082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957">
                <text:p>0.0195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0.013995">
                <text:p>0.013995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0212">
                <text:p>0.01021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2959">
                <text:p>0.01295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9823">
                <text:p>0.01982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5526">
                <text:p>0.01552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">
                <text:p>358</text:p>
              </table:table-cell>
              <table:table-cell office:value-type="float" office:value="0.020193">
                <text:p>0.02019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3451">
                <text:p>0.03451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9486">
                <text:p>0.019486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2423">
                <text:p>0.01242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20179">
                <text:p>0.02017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">
                <text:p>459</text:p>
              </table:table-cell>
              <table:table-cell office:value-type="float" office:value="0.0188">
                <text:p>0.018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59864">
                <text:p>0.0598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4343">
                <text:p>0.0434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47145">
                <text:p>0.04714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51725">
                <text:p>0.051725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9">
                <text:p>499</text:p>
              </table:table-cell>
              <table:table-cell office:value-type="float" office:value="0.026022">
                <text:p>0.02602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9">
                <text:p>499</text:p>
              </table:table-cell>
              <table:table-cell office:value-type="float" office:value="0.016058">
                <text:p>0.016058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9">
                <text:p>499</text:p>
              </table:table-cell>
              <table:table-cell office:value-type="float" office:value="0.016663">
                <text:p>0.01666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9">
                <text:p>499</text:p>
              </table:table-cell>
              <table:table-cell office:value-type="float" office:value="0.048393">
                <text:p>0.04839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">
                <text:p>499</text:p>
              </table:table-cell>
              <table:table-cell office:value-type="float" office:value="0.050274">
                <text:p>0.05027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">
                <text:p>499</text:p>
              </table:table-cell>
              <table:table-cell office:value-type="float" office:value="0.03724">
                <text:p>0.0372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">
                <text:p>499</text:p>
              </table:table-cell>
              <table:table-cell office:value-type="float" office:value="0.07236">
                <text:p>0.07236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">
                <text:p>499</text:p>
              </table:table-cell>
              <table:table-cell office:value-type="float" office:value="0.101777">
                <text:p>0.101777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">
                <text:p>499</text:p>
              </table:table-cell>
              <table:table-cell office:value-type="float" office:value="0.033206">
                <text:p>0.033206</text:p>
              </table:table-cell>
              <table:table-cell office:value-type="float" office:value="0.000143">
                <text:p>0.000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